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cc56" officeooo:paragraph-rsid="000c34af"/>
    </style:style>
    <style:style style:name="P2" style:family="paragraph" style:parent-style-name="Standard">
      <style:text-properties fo:font-size="14pt" officeooo:rsid="001f2489" officeooo:paragraph-rsid="000b03e1" style:font-size-asian="14pt" style:font-size-complex="14pt"/>
    </style:style>
    <style:style style:name="P3" style:family="paragraph" style:parent-style-name="Standard">
      <style:text-properties fo:font-size="13pt" officeooo:rsid="001f2489" officeooo:paragraph-rsid="000b03e1" style:font-size-asian="13pt" style:font-size-complex="13pt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3pt" officeooo:rsid="001f2489" officeooo:paragraph-rsid="000b03e1" style:font-size-asian="13pt" style:font-size-complex="13pt"/>
    </style:style>
    <style:style style:name="P5" style:family="paragraph" style:parent-style-name="Standard" style:list-style-name="L1">
      <style:text-properties fo:font-size="13pt" officeooo:rsid="001f2489" officeooo:paragraph-rsid="000c34af" style:font-size-asian="13pt" style:font-size-complex="13pt"/>
    </style:style>
    <style:style style:name="P6" style:family="paragraph" style:parent-style-name="Standard">
      <style:text-properties fo:font-size="13pt" officeooo:rsid="001f2489" officeooo:paragraph-rsid="000c34af" style:font-size-asian="13pt" style:font-size-complex="13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3pt" officeooo:rsid="001ecc56" officeooo:paragraph-rsid="000b03e1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fo:font-size="13pt" officeooo:rsid="001ecc56" officeooo:paragraph-rsid="000b03e1" style:font-size-asian="13pt" style:font-size-complex="13pt"/>
    </style:style>
    <style:style style:name="P9" style:family="paragraph" style:parent-style-name="Standard">
      <style:text-properties fo:font-size="13pt" officeooo:rsid="001ecc56" officeooo:paragraph-rsid="000c34af" style:font-size-asian="13pt" style:font-size-complex="13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3pt" officeooo:rsid="001ffab5" officeooo:paragraph-rsid="000b03e1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fo:font-size="13pt" officeooo:rsid="001ffab5" officeooo:paragraph-rsid="000b03e1" style:font-size-asian="13pt" style:font-size-complex="13pt"/>
    </style:style>
    <style:style style:name="P12" style:family="paragraph" style:parent-style-name="Standard" style:list-style-name="L1">
      <style:text-properties fo:font-size="13pt" officeooo:rsid="001ffab5" officeooo:paragraph-rsid="000c34af" style:font-size-asian="13pt" style:font-size-complex="13pt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3pt" officeooo:rsid="0020911e" officeooo:paragraph-rsid="000c34af" style:font-size-asian="13pt" style:font-size-complex="13pt"/>
    </style:style>
    <style:style style:name="P14" style:family="paragraph" style:parent-style-name="Standard" style:list-style-name="L1">
      <style:text-properties fo:font-size="13pt" officeooo:rsid="0020911e" officeooo:paragraph-rsid="000c34af" style:font-size-asian="13pt" style:font-size-complex="13pt"/>
    </style:style>
    <style:style style:name="P15" style:family="paragraph" style:parent-style-name="Standard" style:list-style-name="L1">
      <style:text-properties fo:font-size="15pt" fo:font-weight="bold" officeooo:rsid="001f2489" officeooo:paragraph-rsid="000b03e1" style:font-size-asian="15pt" style:font-weight-asian="bold" style:font-size-complex="15pt" style:font-weight-complex="bold"/>
    </style:style>
    <style:style style:name="T1" style:family="text">
      <style:text-properties officeooo:rsid="001ffab5"/>
    </style:style>
    <style:style style:name="T2" style:family="text">
      <style:text-properties officeooo:rsid="000b03e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2489" style:font-weight-asian="bold" style:font-weight-complex="bold"/>
    </style:style>
    <style:style style:name="T5" style:family="text">
      <style:text-properties officeooo:rsid="001f2489"/>
    </style:style>
    <style:style style:name="T6" style:family="text">
      <style:text-properties officeooo:rsid="0020911e"/>
    </style:style>
    <style:style style:name="T7" style:family="text">
      <style:text-properties fo:font-size="14pt" fo:font-weight="bold" officeooo:rsid="001f2489" style:font-size-asian="14pt" style:font-weight-asian="bold" style:font-size-complex="14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26747780825993735" text:style-name="L1">
        <text:list-header>
          <text:p text:style-name="P15"><text:s/><text:span text:style-name="T2">A </text:span>man on the street Interview <text:span text:style-name="T2">on Coffee</text:span></text:p>
        </text:list-header>
      </text:list>
      <text:p text:style-name="P2"/>
      <text:p text:style-name="P2"><text:tab/><text:span text:style-name="T3">Person 1</text:span></text:p>
      <text:p text:style-name="P3"/>
      <text:list xml:id="list195908723897677" text:continue-numbering="true" text:style-name="L1">
        <text:list-item>
          <text:p text:style-name="P7">How often do you visit a coffee shop?</text:p>
          <text:p text:style-name="P7"/>
          <text:list>
            <text:list-item>
              <text:list>
                <text:list-header>
                  <text:p text:style-name="P4">I come here every <text:span text:style-name="T1">single </text:span>evening. <text:span text:style-name="T1">I can't do without it. I just can not do without it.</text:span></text:p>
                </text:list-header>
              </text:list>
            </text:list-item>
          </text:list>
          <text:p text:style-name="P4"/>
        </text:list-item>
        <text:list-item>
          <text:p text:style-name="P7">How did you get to know this place?</text:p>
          <text:p text:style-name="P7"/>
        </text:list-item>
      </text:list>
      <text:p text:style-name="P8"><text:tab/><text:tab/><text:span text:style-name="T1">I was introduced by a friend who at one time invited me for an evening chat as <text:tab/><text:tab/>we catch up on the events since we last saw each other</text:span></text:p>
      <text:p text:style-name="P8"/>
      <text:list xml:id="list195910033518372" text:continue-numbering="true" text:style-name="L1">
        <text:list-item>
          <text:p text:style-name="P7">What keeps you coming to this coffee house?</text:p>
          <text:p text:style-name="P7"/>
          <text:list>
            <text:list-item>
              <text:list>
                <text:list-header>
                  <text:p text:style-name="P10">It has a cool place where one could relax after a day's activity and as a way of passing time waiting for the night fall for me to go home.</text:p>
                </text:list-header>
              </text:list>
            </text:list-item>
          </text:list>
        </text:list-item>
      </text:list>
      <text:p text:style-name="P11"/>
      <text:p text:style-name="P1"><text:span text:style-name="T5"><text:tab/></text:span><text:span text:style-name="T7">Person 2</text:span></text:p>
      <text:p text:style-name="P9"/>
      <text:list xml:id="list195908750077350" text:continue-numbering="true" text:style-name="L1">
        <text:list-item>
          <text:p text:style-name="P5">How do you shop for your coffee?</text:p>
          <text:p text:style-name="P5"/>
          <text:p text:style-name="P12">I usually buy a box the contain 50 small sachets of coffee. I do this at the supermarket in most case. Sometimes I buy a sachet or two when the one I have shopped has run out.</text:p>
        </text:list-item>
      </text:list>
      <text:p text:style-name="P6"/>
      <text:list xml:id="list195910321631748" text:continue-numbering="true" text:style-name="L1">
        <text:list-item>
          <text:p text:style-name="P5">How <text:span text:style-name="T6">do you do it when at that stand of <text:s/>beverages</text:span>?</text:p>
          <text:p text:style-name="P5"/>
          <text:p text:style-name="P14">In most cases I usually ensure I have enough time to do my comparison and come out with a good coffee. As you know our supermarkets have several brands of coffee. One has to make an informed decision although sometimes you may end up buying a low quality coffee.</text:p>
        </text:list-item>
      </text:list>
      <text:p text:style-name="P6"/>
      <text:list xml:id="list195909421337212" text:continue-numbering="true" text:style-name="L1">
        <text:list-item>
          <text:p text:style-name="P5">What kind of coffee do you like?</text:p>
          <text:p text:style-name="P5"/>
          <text:p text:style-name="P13">Kenyan Mocha is my be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9:49:09.354480003</meta:creation-date>
    <meta:generator>LibreOffice/5.0.2.2$Linux_X86_64 LibreOffice_project/00m0$Build-2</meta:generator>
    <dc:date>2016-01-19T19:59:08.451587882</dc:date>
    <meta:editing-duration>PT7M23S</meta:editing-duration>
    <meta:editing-cycles>2</meta:editing-cycles>
    <meta:document-statistic meta:table-count="0" meta:image-count="0" meta:object-count="0" meta:page-count="1" meta:paragraph-count="15" meta:word-count="235" meta:character-count="1122" meta:non-whitespace-character-count="900"/>
  </office:meta>
</office:document-meta>
</file>